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Strong_20_Emphasis">Abyssus</text:span> submarine was navigating through a treacherous path shaped like a U, descending into the depths of the sea dungeons before rising again towards the artifact's location. Here is a detailed description of the route and the point of collapse:</text:p>
      <text:h text:style-name="Heading_20_4" text:outline-level="4">The U-Shaped Path:</text:h>
      <text:list text:style-name="L1">
        <text:list-item>
          <text:p text:style-name="P1"><text:span text:style-name="Strong_20_Emphasis">Descent:</text:span></text:p>
          <text:list>
            <text:list-item>
              <text:p text:style-name="P2">The submarine began its journey by descending into the depths of the ocean, navigating through increasingly narrow and hazardous underwater canyons and tunnels.</text:p>
            </text:list-item>
            <text:list-item>
              <text:p text:style-name="P2">The descent phase involved passing through several layers of the sea dungeons, each presenting unique challenges such as intense pressure, strong underwater currents, and seismic activity.</text:p>
            </text:list-item>
          </text:list>
        </text:list-item>
        <text:list-item>
          <text:p text:style-name="P1"><text:span text:style-name="Strong_20_Emphasis">Bottom of the U:</text:span></text:p>
          <text:list>
            <text:list-item>
              <text:p text:style-name="P2">The deepest point of the U-shaped path, also known as Nexus Point Omega-4, was the most perilous section. Here, the submarine encountered the highest pressure levels and the most complex network of tunnels and caverns.</text:p>
            </text:list-item>
            <text:list-item>
              <text:p text:style-name="P2">This area was characterized by significant seismic activity and unstable geological formations, making it a critical point of concern for the mission.</text:p>
            </text:list-item>
          </text:list>
        </text:list-item>
        <text:list-item>
          <text:p text:style-name="P1"><text:span text:style-name="Strong_20_Emphasis">Ascent:</text:span></text:p>
          <text:list>
            <text:list-item>
              <text:p text:style-name="P1">After navigating through the bottom of the U, the Abyssus was to begin its ascent towards the artifact’s location. This phase required precise navigation to avoid rockfalls and structural collapses caused by the unstable environment.</text:p>
            </text:list-item>
          </text:list>
        </text:list-item>
      </text:list>
      <text:h text:style-name="Heading_20_4" text:outline-level="4">Point of Collapse:</text:h>
      <text:list text:style-name="L2">
        <text:list-item>
          <text:p text:style-name="P4"><text:span text:style-name="Strong_20_Emphasis">Location of Collapse:</text:span> Nexus Point Omega-4, the deepest section at the bottom of the U-shaped path.</text:p>
        </text:list-item>
        <text:list-item>
          <text:p text:style-name="P4"><text:span text:style-name="Strong_20_Emphasis">Depth:</text:span> Approximately 7500 meters.</text:p>
        </text:list-item>
        <text:list-item>
          <text:p text:style-name="P3"><text:span text:style-name="Strong_20_Emphasis">Circumstances:</text:span> The collapse occurred during a major seismic event. The intense seismic activity caused multiple hull breaches and structural failures in several sections of the submarine, leading to catastrophic flooding and loss of power.</text:p>
        </text:list-item>
      </text:list>
      <text:p text:style-name="Text_20_body"><text:span text:style-name="Strong_20_Emphasis">Key Factors Contributing to the Collapse:</text:span></text:p>
      <text:list text:style-name="L3">
        <text:list-item>
          <text:p text:style-name="P6"><text:span text:style-name="Strong_20_Emphasis">Seismic Activity:</text:span> The major underwater quake triggered severe structural damage, compromising the integrity of the Abyssus.</text:p>
        </text:list-item>
        <text:list-item>
          <text:p text:style-name="P6"><text:span text:style-name="Strong_20_Emphasis">Hull Breaches:</text:span> The quake caused multiple breaches in the submarine’s hull, leading to rapid water ingress and pressure imbalances.</text:p>
        </text:list-item>
        <text:list-item>
          <text:p text:style-name="P6"><text:span text:style-name="Strong_20_Emphasis">System Failures:</text:span> The flooding resulted in electrical system failures, including the oxygen generator and power generators, further exacerbating the situation.</text:p>
        </text:list-item>
        <text:list-item>
          <text:p text:style-name="P5"><text:span text:style-name="Strong_20_Emphasis">Crew Response:</text:span> Despite the crew’s efforts to seal breaches and maintain control, the severity of the damage and the rapid onset of the crisis overwhelmed their emergency protocols.</text:p>
        </text:list-item>
      </text:list>
      <text:h text:style-name="Heading_20_4" text:outline-level="4"><text:soft-page-break/>Conclusion:</text:h>
      <text:p text:style-name="Text_20_body">The <text:span text:style-name="Strong_20_Emphasis">Abyssus</text:span> submarine collapsed at Nexus Point Omega-4, the critical and most dangerous section of their U-shaped path. This location, being the deepest and most unstable part of their route, presented insurmountable challenges during the seismic event, leading to the tragic incident. The collapse underscores the extreme risks associated with deep-sea exploration and the unpredictable nature of underwater environ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9:10:28.999000000</meta:creation-date>
    <dc:date>2024-07-07T09:10:33.857000000</dc:date>
    <meta:editing-duration>PT5S</meta:editing-duration>
    <meta:editing-cycles>1</meta:editing-cycles>
    <meta:document-statistic meta:table-count="0" meta:image-count="0" meta:object-count="0" meta:page-count="2" meta:paragraph-count="21" meta:word-count="412" meta:character-count="2724" meta:non-whitespace-character-count="2348"/>
    <meta:generator>LibreOffice/24.2.2.2$Windows_X86_64 LibreOffice_project/d56cc158d8a96260b836f100ef4b4ef25d6f1a01</meta:generator>
  </office:meta>
</office:document-meta>
</file>